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e2c" officeooo:paragraph-rsid="00190e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90e2c" officeooo:paragraph-rsid="001c56c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a4159" officeooo:paragraph-rsid="001a415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56c8" officeooo:paragraph-rsid="001c56c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0dd2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973be" officeooo:paragraph-rsid="002973b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41fb98" officeooo:paragraph-rsid="005a90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093b" officeooo:paragraph-rsid="001c093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rsid="0026338f" officeooo:paragraph-rsid="0026338f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c56c8" officeooo:paragraph-rsid="001c56c8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1ed4fa" officeooo:paragraph-rsid="001ed4fa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1ed4fa" officeooo:paragraph-rsid="0020dd23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973be" officeooo:paragraph-rsid="002973be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2d4e93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5b230f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426455" officeooo:paragraph-rsid="005a90a6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802fa3" officeooo:paragraph-rsid="00802fa3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.5pt" fo:font-weight="bold" officeooo:rsid="001a4159" officeooo:paragraph-rsid="001a4159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.5pt" fo:font-weight="bold" officeooo:rsid="003e846c" officeooo:paragraph-rsid="003e846c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.5pt" fo:font-weight="bold" officeooo:rsid="001c093b" officeooo:paragraph-rsid="001ed4fa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.5pt" fo:font-weight="normal" officeooo:rsid="00190e2c" officeooo:paragraph-rsid="00190e2c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fo:font-weight="normal" officeooo:rsid="001a4159" officeooo:paragraph-rsid="001ed4fa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1ed4fa" officeooo:paragraph-rsid="001ed4fa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0.5pt" style:text-underline-style="none" fo:font-weight="normal" officeooo:rsid="005046f9" officeooo:paragraph-rsid="005046f9" style:font-size-asian="10.5pt" style:font-weight-asian="normal" style:font-size-complex="10.5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0.5pt" style:text-underline-style="none" fo:font-weight="normal" officeooo:rsid="002973be" officeooo:paragraph-rsid="002973be" style:font-size-asian="10.5pt" style:font-weight-asian="normal" style:font-size-complex="10.5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0.5pt" style:text-underline-style="none" fo:font-weight="normal" officeooo:rsid="002d4e93" officeooo:paragraph-rsid="002d4e93" style:font-size-asian="10.5pt" style:font-weight-asian="normal" style:font-size-complex="10.5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0.5pt" style:text-underline-style="none" fo:font-weight="normal" officeooo:rsid="002d4e93" officeooo:paragraph-rsid="005b230f" style:font-size-asian="10.5pt" style:font-weight-asian="normal" style:font-size-complex="10.5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0.5pt" style:text-underline-style="none" fo:font-weight="normal" officeooo:rsid="00802fa3" officeooo:paragraph-rsid="00802fa3" style:font-size-asian="10.5pt" style:font-weight-asian="normal" style:font-size-complex="10.5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0.5pt" style:text-underline-style="none" fo:font-weight="normal" officeooo:rsid="00426455" officeooo:paragraph-rsid="005a90a6" style:font-size-asian="10.5pt" style:font-weight-asian="normal" style:font-size-complex="10.5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0.5pt" style:text-underline-style="none" fo:font-weight="normal" officeooo:rsid="0086e687" officeooo:paragraph-rsid="0086e687" style:font-size-asian="10.5pt" style:font-weight-asian="normal" style:font-size-complex="10.5pt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ize="10.5pt" style:text-underline-style="none" fo:font-weight="normal" officeooo:rsid="008847c5" officeooo:paragraph-rsid="008847c5" style:font-size-asian="10.5pt" style:font-weight-asian="normal" style:font-size-complex="10.5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bold" officeooo:rsid="0020dd23" officeooo:paragraph-rsid="0020dd23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8847c5" officeooo:paragraph-rsid="008847c5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0.5pt" fo:font-weight="bold" officeooo:rsid="00190e2c" officeooo:paragraph-rsid="0081da8c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0.5pt" style:text-underline-style="solid" style:text-underline-width="bold" style:text-underline-color="font-color" fo:font-weight="bold" officeooo:rsid="0026338f" officeooo:paragraph-rsid="008847c5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4a8" style:font-weight-asian="normal" style:font-weight-complex="normal"/>
    </style:style>
    <style:style style:name="T3" style:family="text">
      <style:text-properties fo:font-weight="normal" officeooo:rsid="001ed4fa" style:font-weight-asian="normal" style:font-weight-complex="normal"/>
    </style:style>
    <style:style style:name="T4" style:family="text">
      <style:text-properties fo:font-weight="normal" officeooo:rsid="0020dd23" style:font-weight-asian="normal" style:font-weight-complex="normal"/>
    </style:style>
    <style:style style:name="T5" style:family="text">
      <style:text-properties fo:font-weight="normal" officeooo:rsid="0026338f" style:font-weight-asian="normal" style:font-weight-complex="normal"/>
    </style:style>
    <style:style style:name="T6" style:family="text">
      <style:text-properties fo:font-weight="normal" officeooo:rsid="005a90a6" style:font-weight-asian="normal" style:font-weight-complex="normal"/>
    </style:style>
    <style:style style:name="T7" style:family="text">
      <style:text-properties fo:font-weight="normal" officeooo:rsid="00249d69" style:font-weight-asian="normal" style:font-weight-complex="normal"/>
    </style:style>
    <style:style style:name="T8" style:family="text">
      <style:text-properties fo:font-weight="normal" officeooo:rsid="00832ea3" style:font-weight-asian="normal" style:font-weight-complex="normal"/>
    </style:style>
    <style:style style:name="T9" style:family="text">
      <style:text-properties fo:font-weight="normal" officeooo:rsid="0086e687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046f9" style:font-weight-asian="bold" style:font-weight-complex="bold"/>
    </style:style>
    <style:style style:name="T12" style:family="text">
      <style:text-properties fo:font-weight="bold" officeooo:rsid="001a4159" style:font-weight-asian="bold" style:font-weight-complex="bold"/>
    </style:style>
    <style:style style:name="T13" style:family="text">
      <style:text-properties officeooo:rsid="001e24a8"/>
    </style:style>
    <style:style style:name="T14" style:family="text">
      <style:text-properties officeooo:rsid="001ed4fa"/>
    </style:style>
    <style:style style:name="T15" style:family="text">
      <style:text-properties officeooo:rsid="0020dd23"/>
    </style:style>
    <style:style style:name="T16" style:family="text">
      <style:text-properties officeooo:rsid="00249d69"/>
    </style:style>
    <style:style style:name="T17" style:family="text">
      <style:text-properties officeooo:rsid="0026338f"/>
    </style:style>
    <style:style style:name="T18" style:family="text">
      <style:text-properties officeooo:rsid="002d4e93"/>
    </style:style>
    <style:style style:name="T19" style:family="text">
      <style:text-properties officeooo:rsid="005046f9"/>
    </style:style>
    <style:style style:name="T20" style:family="text">
      <style:text-properties style:text-underline-style="none" fo:font-weight="normal" officeooo:rsid="006ff044" style:font-weight-asian="normal" style:font-weight-complex="normal"/>
    </style:style>
    <style:style style:name="T21" style:family="text">
      <style:text-properties officeooo:rsid="00519be9"/>
    </style:style>
    <style:style style:name="T22" style:family="text">
      <style:text-properties officeooo:rsid="00539b15"/>
    </style:style>
    <style:style style:name="T23" style:family="text">
      <style:text-properties officeooo:rsid="005a90a6"/>
    </style:style>
    <style:style style:name="T24" style:family="text">
      <style:text-properties officeooo:rsid="005b230f"/>
    </style:style>
    <style:style style:name="T25" style:family="text">
      <style:text-properties officeooo:rsid="0061eb6a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officeooo:rsid="0074e601" style:font-size-asian="10.5pt" style:font-size-complex="10.5pt"/>
    </style:style>
    <style:style style:name="T28" style:family="text">
      <style:text-properties fo:font-size="10.5pt" officeooo:rsid="0086e687" style:font-size-asian="10.5pt" style:font-size-complex="10.5pt"/>
    </style:style>
    <style:style style:name="T29" style:family="text">
      <style:text-properties fo:font-size="10.5pt" fo:font-weight="bold" style:font-size-asian="10.5pt" style:font-weight-asian="bold" style:font-size-complex="10.5pt" style:font-weight-complex="bold"/>
    </style:style>
    <style:style style:name="T30" style:family="text">
      <style:text-properties officeooo:rsid="001a4159"/>
    </style:style>
    <style:style style:name="T31" style:family="text">
      <style:text-properties officeooo:rsid="00802fa3"/>
    </style:style>
    <style:style style:name="T32" style:family="text">
      <style:text-properties officeooo:rsid="0081da8c"/>
    </style:style>
    <style:style style:name="T33" style:family="text">
      <style:text-properties officeooo:rsid="00832ea3"/>
    </style:style>
    <style:style style:name="T34" style:family="text">
      <style:text-properties officeooo:rsid="0086e687"/>
    </style:style>
    <style:style style:name="T35" style:family="text">
      <style:text-properties officeooo:rsid="008847c5"/>
    </style:style>
    <style:style style:name="T36" style:family="text">
      <style:text-properties style:text-underline-style="solid" style:text-underline-width="auto" style:text-underline-color="font-color" fo:font-weight="normal" officeooo:rsid="006ff044" style:font-weight-asian="normal" style:font-weight-complex="normal"/>
    </style:style>
    <style:style style:name="T37" style:family="text">
      <style:text-properties fo:font-size="11.5pt" style:font-size-asian="11.5pt" style:font-size-complex="11.5pt"/>
    </style:style>
    <style:style style:name="T38" style:family="text">
      <style:text-properties fo:font-size="11.5pt" officeooo:rsid="00249d69" style:font-size-asian="11.5pt" style:font-size-complex="11.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McCormick</text:p>
      <text:p text:style-name="P38"><text:span text:style-name="T27">https://linkedin.rommac100.com</text:span><text:span text:style-name="T26"> </text:span><text:span text:style-name="T29">|</text:span><text:span text:style-name="T26"> </text:span><text:span text:style-name="T28">rommac100@gmail.com</text:span><text:span text:style-name="T26"> </text:span><text:span text:style-name="T29">|</text:span><text:span text:style-name="T26"> (520) 661-2791 </text:span><text:span text:style-name="T29">|</text:span><text:span text:style-name="T26"> Tempe, AZ</text:span> </text:p>
      <text:p text:style-name="P37"><text:span text:style-name="T36">Github – https://github.rommac100.com | Website – https://blog.rommac100.com </text:span></text:p>
      <text:p text:style-name="P4"><text:span text:style-name="T37">Summary</text:span><text:tab/><text:tab/><text:tab/><text:tab/><text:tab/><text:tab/><text:tab/><text:tab/><text:tab/><text:tab/><text:tab/><text:tab/><text:tab/><text:tab/></text:p>
      <text:p text:style-name="P10">A Junior Electrical Engineering Student with <text:span text:style-name="T21">a background in</text:span> embedded system and RF development. Although, that does not stop <text:span text:style-name="T17">me</text:span> from indulging in other <text:span text:style-name="T19">topics</text:span> such as Quantum Mechanics, <text:span text:style-name="T17">Power Electronics and IT.</text:span></text:p>
      <text:p text:style-name="P2"><text:span text:style-name="T37">Education</text:span><text:tab/><text:tab/><text:tab/><text:tab/><text:tab/><text:tab/><text:tab/><text:tab/><text:tab/><text:tab/><text:tab/><text:tab/><text:tab/><text:tab/></text:p>
      <text:p text:style-name="P36"><text:span text:style-name="T30">B.S.E</text:span> in Electrical Engineering<text:tab/><text:tab/><text:tab/><text:tab/><text:tab/><text:tab/><text:tab/><text:span text:style-name="T32">Junior – GPA: 3.71 </text:span></text:p>
      <text:p text:style-name="P36"><text:span text:style-name="T32">Arizona State University<text:tab/><text:tab/><text:tab/><text:tab/><text:tab/><text:tab/><text:tab/>Graduating </text:span>May 2023</text:p>
      <text:p text:style-name="P21"><text:span text:style-name="T11">Focus</text:span><text:span text:style-name="T19">: Embedded Systems &amp; RF Design</text:span><text:tab/><text:tab/><text:tab/><text:tab/><text:tab/><text:tab/><text:span text:style-name="T12">Tempe, AZ</text:span></text:p>
      <text:p text:style-name="P3"><text:span text:style-name="T37">Technical Skills <text:s text:c="3"/></text:span><text:s text:c="29"/><text:tab/><text:tab/><text:tab/><text:tab/><text:tab/><text:tab/><text:tab/><text:tab/><text:tab/><text:tab/></text:p>
      <text:p text:style-name="P22"><text:span text:style-name="T10">Programming: </text:span>C/C++ <text:span text:style-name="T13">(Proficient)</text:span>, Python <text:span text:style-name="T13">(Proficient)</text:span>, Java <text:span text:style-name="T13">(Proficient)</text:span>, <text:span text:style-name="T13"><text:s/></text:span><text:span text:style-name="T14">Assembly </text:span><text:span text:style-name="T13">(Intermedia</text:span><text:span text:style-name="T21">te</text:span><text:span text:style-name="T13">), </text:span>Bash <text:span text:style-name="T13">(Proficient)</text:span>, Matlab <text:span text:style-name="T13">(Proficient), </text:span><text:span text:style-name="T17">Verilog (Proficient), VHDL (Intermedia</text:span><text:span text:style-name="T21">te</text:span><text:span text:style-name="T17">), </text:span><text:span text:style-name="T21">Git (Proficient)</text:span></text:p>
      <text:p text:style-name="P18">Lab Equipment Experience: <text:span text:style-name="T1">Spectrum Analyzer </text:span><text:span text:style-name="T2">(Intermediate)</text:span><text:span text:style-name="T1">, Oscilloscope </text:span><text:span text:style-name="T2">(Proficient)</text:span><text:span text:style-name="T1">, Logic Analyzer </text:span><text:span text:style-name="T2">(Proficient)</text:span><text:span text:style-name="T1">, Multimeters </text:span><text:span text:style-name="T2">(Proficient), </text:span><text:span text:style-name="T9">Software Defined Radios (Intermediate)</text:span></text:p>
      <text:p text:style-name="P19">Operating System Experience: <text:span text:style-name="T1">Linux (Expert), Windows (Proficient), </text:span><text:span text:style-name="T6">Mac OS (Proficient)</text:span></text:p>
      <text:p text:style-name="P18">PCB <text:span text:style-name="T19">Design</text:span>: <text:span text:style-name="T1">KiCad </text:span><text:span text:style-name="T3">(Proficient)</text:span><text:span text:style-name="T1">, LTSpice </text:span><text:span text:style-name="T3">(Proficient),</text:span><text:span text:style-name="T13"> </text:span><text:span text:style-name="T2">Soldering (Proficient), SMD Rework (Proficient). </text:span></text:p>
      <text:p text:style-name="P20">3D Modeling <text:span text:style-name="T33">&amp; Printing</text:span>:<text:span text:style-name="T1"> Fusion 360 </text:span><text:span text:style-name="T2">(Intermediate), </text:span><text:span text:style-name="T7">Filament Printing (FDM), Laser Sintering (SLA)</text:span></text:p>
      <text:p text:style-name="P18">Certificates: <text:span text:style-name="T8">ARRL </text:span><text:span text:style-name="T1">Amateur Radio License (KJ7TZG)</text:span></text:p>
      <text:p text:style-name="P8"><text:span text:style-name="T37">Professional Experience</text:span><text:tab/><text:tab/><text:tab/><text:tab/><text:tab/><text:tab/><text:tab/><text:tab/><text:tab/><text:tab/><text:tab/><text:tab/></text:p>
      <text:p text:style-name="P11"><text:span text:style-name="T23">ASU </text:span>Interplanetary Initiative Lab: Research and Project Intern (20 – 30 hr./week)<text:tab/>09/2021 – Current</text:p>
      <text:list xml:id="list4171202673" text:style-name="L1">
        <text:list-item>
          <text:p text:style-name="P23">Software Development for <text:span text:style-name="T25">the LightCube and DORA Satellite</text:span><text:span text:style-name="T35">s</text:span><text:span text:style-name="T25">.</text:span></text:p>
        </text:list-item>
        <text:list-item>
          <text:p text:style-name="P23">PCB Design for rapidly developed NASA funded project - <text:span text:style-name="T25">Exocam</text:span></text:p>
        </text:list-item>
        <text:list-item>
          <text:p text:style-name="P23">Lead Technician for RF Equipment and Vibration Testing System.</text:p>
        </text:list-item>
        <text:list-item>
          <text:p text:style-name="P34"><text:span text:style-name="T1">Contributed to Open Source Radio Development - </text:span><text:span text:style-name="T5">Planet </text:span><text:span text:style-name="T1">OpenLST Radio</text:span></text:p>
        </text:list-item>
        <text:list-item>
          <text:p text:style-name="P23">Team Lead for Attitude Determination and Control System (ADCS) Test bed Development.</text:p>
        </text:list-item>
        <text:list-item>
          <text:p text:style-name="P24">Assist Students with Embedded Systems Development <text:span text:style-name="T34">with Protocol Demonstrations.</text:span></text:p>
        </text:list-item>
      </text:list>
      <text:p text:style-name="P11"><text:span text:style-name="T34">Pulselink </text:span>IT Summer Intern<text:span text:style-name="T1"> (40 hr./week)<text:tab/><text:tab/><text:tab/><text:tab/><text:tab/><text:tab/></text:span>05/2020 – 08/2020</text:p>
      <text:list xml:id="list701760863" text:style-name="L2">
        <text:list-item>
          <text:p text:style-name="P25">Assisted with Local <text:span text:style-name="T34">Server </text:span>to Cloud based Data Migration.</text:p>
        </text:list-item>
        <text:list-item>
          <text:p text:style-name="P25">Developed <text:span text:style-name="T33">v</text:span>arious scripts <text:span text:style-name="T33">and Docker images </text:span>to accelerate the process as necessary.</text:p>
        </text:list-item>
      </text:list>
      <text:p text:style-name="P12"><text:span text:style-name="T25">ASU </text:span><text:span text:style-name="T15">Inventory Clerk</text:span><text:span text:style-name="T4"> </text:span><text:span text:style-name="T1">(</text:span><text:span text:style-name="T4">15-20</text:span><text:span text:style-name="T1"> hr./week)<text:tab/><text:tab/><text:tab/><text:tab/><text:tab/><text:tab/><text:tab/></text:span>0<text:span text:style-name="T15">8</text:span>/20<text:span text:style-name="T15">19</text:span> – 0<text:span text:style-name="T15">9</text:span>/2020</text:p>
      <text:list xml:id="list202103101134657" text:continue-numbering="true" text:style-name="L2">
        <text:list-item>
          <text:p text:style-name="P25">Developed Various Excel and python scripts to accelerate <text:span text:style-name="T34">the </text:span>inventorying process. </text:p>
        </text:list-item>
      </text:list>
      <text:p text:style-name="P6"><text:span text:style-name="T38">P</text:span><text:span text:style-name="T37">apers<text:tab/></text:span><text:tab/><text:tab/><text:tab/><text:tab/><text:tab/><text:tab/><text:tab/><text:tab/><text:tab/><text:tab/><text:tab/><text:tab/><text:tab/><text:tab/></text:p>
      <text:p text:style-name="P13">2021 Small Satellite Conference - Deployable Optical Receiver Array Cubesat </text:p>
      <text:list xml:id="list3891789278" text:style-name="L3">
        <text:list-item>
          <text:p text:style-name="P26">Contributor for the UHF Radio Section</text:p>
        </text:list-item>
      </text:list>
      <text:p text:style-name="P5"><text:span text:style-name="T38">Side Projects</text:span><text:tab/><text:tab/><text:tab/><text:tab/><text:tab/><text:tab/><text:tab/><text:tab/><text:tab/><text:tab/><text:tab/><text:tab/><text:tab/><text:tab/></text:p>
      <text:p text:style-name="P13">RISC-V Experimentation:</text:p>
      <text:list xml:id="list3852603713" text:style-name="L4">
        <text:list-item>
          <text:p text:style-name="P27">Explored the new ISA <text:span text:style-name="T31">and </text:span>published <text:span text:style-name="T18">documentation </text:span><text:span text:style-name="T22">for beginners.</text:span></text:p>
        </text:list-item>
        <text:list-item>
          <text:p text:style-name="P27">Experimented with GPIO, PWM, I2C using assembly.</text:p>
        </text:list-item>
      </text:list>
      <text:p text:style-name="P14">FPGA Development:</text:p>
      <text:list xml:id="list878438504" text:style-name="L5">
        <text:list-item>
          <text:p text:style-name="P28">Bit-<text:span text:style-name="T31">b</text:span>anged various communication protocols (Ethernet-IEE802.3, HDMI, VGA, SPI, I2C).</text:p>
        </text:list-item>
        <text:list-item>
          <text:p text:style-name="P28">Worked with both Altera and Xilinx FPGAs <text:span text:style-name="T34">and familiarized myself with their respective IDEs.</text:span></text:p>
        </text:list-item>
        <text:list-item>
          <text:p text:style-name="P32">Developed Simple Pong Game for VGA testing.</text:p>
        </text:list-item>
      </text:list>
      <text:p text:style-name="P15">Motherboard Repair:</text:p>
      <text:list xml:id="list290748569" text:style-name="L6">
        <text:list-item>
          <text:p text:style-name="P29">Debugged and repaired <text:span text:style-name="T24">older server mother</text:span><text:span text:style-name="T34">boards</text:span><text:span text:style-name="T24"> with known </text:span><text:span text:style-name="T25">C</text:span><text:span text:style-name="T24">lock failures and published documentat</text:span><text:span text:style-name="T25">ion.</text:span></text:p>
        </text:list-item>
      </text:list>
      <text:p text:style-name="P17">Custom Graphics Card Adapter</text:p>
      <text:list xml:id="list1617757000" text:style-name="L7">
        <text:list-item>
          <text:p text:style-name="P30">Designed an adapter PCB that routes existing DVI ports to HDMI connectors <text:span text:style-name="T35">to</text:span> allow graphics card<text:span text:style-name="T34">s</text:span> to fit in more restrictive environments. Published documentation on my website. </text:p>
        </text:list-item>
      </text:list>
      <text:p text:style-name="P35">Custom Electric Bike</text:p>
      <text:list xml:id="list2516853982" text:style-name="L9">
        <text:list-item>
          <text:p text:style-name="P33">Converted existing Bike Frame to function with an electric motor. Performed various controller modifications and published documentation on said bike.</text:p>
        </text:list-item>
      </text:list>
      <text:p text:style-name="P7"><text:span text:style-name="T37">Activities<text:tab/></text:span><text:tab/><text:tab/><text:tab/><text:tab/><text:tab/><text:tab/><text:tab/><text:tab/><text:tab/><text:tab/><text:tab/><text:tab/><text:tab/></text:p>
      <text:p text:style-name="P16">Sun Devil Satellite Laboratory<text:tab/><text:tab/><text:tab/><text:tab/><text:tab/><text:tab/><text:tab/><text:tab/>2020-2021</text:p>
      <text:list xml:id="list1636064549" text:style-name="L8">
        <text:list-item>
          <text:p text:style-name="P31">Team Member then Team Lead for Hyper<text:span text:style-name="T25">s</text:span>pectral Cube<text:span text:style-name="T23">s</text:span>at Project<text:tab/><text:tab/><text:tab/><text:tab/><text:tab/></text:p>
        </text:list-item>
      </text:list>
      <text:p text:style-name="P9"><text:soft-page-break/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1:43:03.277991537</meta:creation-date>
    <dc:date>2022-01-20T20:21:00.647419608</dc:date>
    <meta:editing-duration>PT4H2M48S</meta:editing-duration>
    <meta:editing-cycles>33</meta:editing-cycles>
    <meta:generator>LibreOffice/7.2.4.1$Linux_X86_64 LibreOffice_project/20$Build-1</meta:generator>
    <meta:document-statistic meta:table-count="0" meta:image-count="0" meta:object-count="0" meta:page-count="2" meta:paragraph-count="49" meta:word-count="442" meta:character-count="3440" meta:non-whitespace-character-count="2885"/>
  </office:meta>
</office:document-meta>
</file>